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/>
    </style:style>
    <style:style style:name="P5" style:family="paragraph">
      <style:paragraph-properties fo:margin-left="0cm" fo:margin-right="0cm" fo:text-indent="0cm"/>
      <style:text-properties fo:color="#ffffff" style:font-name="Arial Black1" fo:font-size="72pt" fo:font-weight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weight="bold"/>
    </style:style>
    <style:style style:name="T2" style:family="text">
      <style:text-properties fo:color="#ffffff" style:font-name="Arial Black1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1. Chcę z Tobą chodzić</text:span><text:span text:style-name="T2"><text:line-break/></text:span><text:span text:style-name="T2">Po wszystkich mych drogach</text:span><text:span text:style-name="T2"><text:line-break/></text:span><text:span text:style-name="T2">Prowadź mnie w mocy Swej,</text:span><text:span text:style-name="T2"><text:line-break/></text:span><text:span text:style-name="T2">Abym nie upad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2">2. Biegnę do Ciebie</text:span><text:span text:style-name="T2"><text:line-break/></text:span><text:span text:style-name="T2">Aby być z Tobą</text:span><text:span text:style-name="T2"><text:line-break/></text:span><text:span text:style-name="T2">Chcę Ciebie widzieć,</text:span><text:span text:style-name="T2"><text:line-break/></text:span><text:span text:style-name="T2">aby być sob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an mnie strzeże</text:span><text:span text:style-name="T1"><text:line-break/></text:span><text:span text:style-name="T1">Pan mnie strzeże</text:span><text:span text:style-name="T1"><text:line-break/></text:span><text:span text:style-name="T1">Czuwa nade mną Bóg,</text:span><text:span text:style-name="T1"><text:line-break/></text:span><text:span text:style-name="T1">On jest moim cieniem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9T23:30:08</meta:creation-date>
    <dc:date>2016-04-18T22:24:14.414000000</dc:date>
    <dc:language>pl-PL</dc:language>
    <meta:editing-cycles>10</meta:editing-cycles>
    <meta:editing-duration>PT28M23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